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D8C000006EC31B9266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" svg:stroke-width="0.051cm" svg:stroke-color="#2c001e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cm"/>
    </style:style>
    <style:style style:name="gr5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051cm" svg:stroke-color="#314004" draw:marker-start-width="0.276cm" draw:marker-end-width="0.276cm" draw:fill="solid" draw:fill-color="#ccffcc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draw:marker-start="Arrowheads_20_1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ff950e" draw:marker-start-width="0.276cm" draw:marker-end-width="0.276cm" draw:fill="solid" draw:fill-color="#ffffcc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objectwithoutfill">
      <style:graphic-properties draw:stroke="solid" svg:stroke-width="0.051cm" draw:marker-start="Arrowheads_20_1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style:paragraph-properties fo:text-align="center"/>
      <style:text-properties fo:color="#336633" fo:font-weight="bold" style:font-weight-asian="bold" style:font-weight-complex="bold"/>
    </style:style>
    <style:style style:name="P5" style:family="paragraph">
      <style:paragraph-properties fo:text-align="center"/>
      <style:text-properties fo:color="#ff420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color="#336633" fo:font-weight="bold" style:font-weight-asian="bold" style:font-weight-complex="bold"/>
    </style:style>
    <style:style style:name="T4" style:family="text">
      <style:text-properties fo:color="#ff420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9" draw:id="id9" draw:layer="layout" svg:width="6.531cm" svg:height="3.478cm" svg:x="3.794cm" svg:y="14.605cm">
          <draw:image xlink:href="Pictures/1000020100000D8C000006EC31B92667.png" xlink:type="simple" xlink:show="embed" xlink:actuate="onLoad">
            <text:p/>
          </draw:image>
        </draw:frame>
        <draw:custom-shape draw:style-name="gr2" draw:text-style-name="P1" draw:layer="layout" svg:width="26.035cm" svg:height="17.526cm" svg:x="1.635cm" svg:y="1.2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922cm" svg:height="3.202cm" svg:x="16.367cm" svg:y="2.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1.878cm" svg:height="0.962cm" svg:x="16.367cm" svg:y="2.64cm">
          <draw:text-box>
            <text:p><text:span text:style-name="T1">OCS</text:span></text:p>
          </draw:text-box>
        </draw:frame>
        <draw:custom-shape draw:style-name="gr5" draw:text-style-name="P3" xml:id="id1" draw:id="id1" draw:layer="layout" svg:width="4.318cm" svg:height="1.651cm" svg:x="16.875cm" svg:y="3.71cm">
          <text:p text:style-name="P1"><text:span text:style-name="T2">Tele-</text:span></text:p>
          <text:p text:style-name="P1"><text:span text:style-name="T2">operaçã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2" draw:id="id2" draw:layer="layout" svg:width="4.418cm" svg:height="1.651cm" svg:x="22.463cm" svg:y="3.71cm">
          <text:p text:style-name="P1"><text:span text:style-name="T2">Controlador</text:span></text:p>
          <text:p text:style-name="P1"><text:span text:style-name="T2">de 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21.193cm" svg:y1="4.535cm" svg:x2="22.463cm" svg:y2="4.535cm" draw:start-shape="id1" draw:start-glue-point="1" draw:end-shape="id2" draw:end-glue-point="3" svg:d="M21193 4535h1270" svg:viewBox="0 0 1271 1">
          <text:p/>
        </draw:connector>
        <draw:connector draw:style-name="gr6" draw:text-style-name="P1" draw:layer="layout" svg:x1="20.074cm" svg:y1="17.454cm" svg:x2="22.118cm" svg:y2="17.454cm" draw:start-shape="id3" draw:start-glue-point="1" draw:end-shape="id4" draw:end-glue-point="3" svg:d="M20074 17454h2044" svg:viewBox="0 0 2045 1">
          <text:p/>
        </draw:connector>
        <draw:custom-shape draw:style-name="gr3" draw:text-style-name="P1" draw:layer="layout" svg:width="11.714cm" svg:height="5.223cm" svg:x="15.194cm" svg:y="6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1.772cm" svg:height="0.962cm" svg:x="15.194cm" svg:y="6.842cm">
          <draw:text-box>
            <text:p><text:span text:style-name="T1">VPS</text:span></text:p>
          </draw:text-box>
        </draw:frame>
        <draw:custom-shape draw:style-name="gr5" draw:text-style-name="P3" xml:id="id12" draw:id="id12" draw:layer="layout" svg:width="3.683cm" svg:height="1.143cm" svg:x="22.844cm" svg:y="7.936cm">
          <text:p text:style-name="P1"><text:span text:style-name="T2">Navegaçã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11" draw:id="id11" draw:layer="layout" svg:width="5.207cm" svg:height="1.143cm" svg:x="15.74cm" svg:y="7.936cm">
          <text:p text:style-name="P1"><text:span text:style-name="T2">Posicionam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1.43cm" svg:height="6.731cm" svg:x="2.346cm" svg:y="7.242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844cm" svg:height="0.962cm" svg:x="2.346cm" svg:y="7.258cm">
          <draw:text-box>
            <text:p><text:span text:style-name="T1">VGS</text:span></text:p>
          </draw:text-box>
        </draw:frame>
        <draw:custom-shape draw:style-name="gr5" draw:text-style-name="P3" xml:id="id7" draw:id="id7" draw:layer="layout" svg:width="3.429cm" svg:height="1.143cm" svg:x="6.691cm" svg:y="8.674cm">
          <text:p text:style-name="P1"><text:span text:style-name="T2">Câmer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5" draw:id="id5" draw:layer="layout" svg:width="3.749cm" svg:height="1.651cm" svg:x="2.661cm" svg:y="8.62cm">
          <text:p text:style-name="P1"><text:span text:style-name="T2">Sensor </text:span></text:p>
          <text:p text:style-name="P1"><text:span text:style-name="T2">Ultrasôni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8" draw:id="id8" draw:layer="layout" svg:width="3.048cm" svg:height="1.651cm" svg:x="10.45cm" svg:y="8.625cm">
          <text:p text:style-name="P1"><text:span text:style-name="T2">Scanner </text:span></text:p>
          <text:p text:style-name="P1"><text:span text:style-name="T2">La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6" draw:id="id6" draw:layer="layout" svg:width="3.749cm" svg:height="1.651cm" svg:x="6.537cm" svg:y="10.779cm">
          <draw:glue-point draw:id="4" svg:x="2.453cm" svg:y="5.154cm"/>
          <text:p text:style-name="P1"><text:span text:style-name="T2">Fusão</text:span></text:p>
          <text:p text:style-name="P1"><text:span text:style-name="T2">Sensor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4.535cm" svg:y1="10.271cm" svg:x2="6.537cm" svg:y2="11.604cm" draw:start-shape="id5" draw:end-shape="id6" draw:end-glue-point="3" svg:d="M4535 10271v1333h2002" svg:viewBox="0 0 2003 1334">
          <text:p/>
        </draw:connector>
        <draw:connector draw:style-name="gr6" draw:text-style-name="P1" draw:layer="layout" svg:x1="8.405cm" svg:y1="9.817cm" svg:x2="8.411cm" svg:y2="10.779cm" draw:start-shape="id7" draw:start-glue-point="2" draw:end-shape="id6" draw:end-glue-point="0" svg:d="M8405 9817v480h6v482" svg:viewBox="0 0 7 963">
          <text:p/>
        </draw:connector>
        <draw:connector draw:style-name="gr6" draw:text-style-name="P1" draw:layer="layout" svg:x1="11.974cm" svg:y1="10.276cm" svg:x2="10.286cm" svg:y2="11.604cm" draw:start-shape="id8" draw:start-glue-point="2" draw:end-shape="id6" draw:end-glue-point="1" svg:d="M11974 10276v1328h-1688" svg:viewBox="0 0 1689 1329">
          <text:p/>
        </draw:connector>
        <draw:custom-shape draw:style-name="gr3" draw:text-style-name="P1" draw:layer="layout" svg:width="10.922cm" svg:height="4.953cm" svg:x="15.656cm" svg:y="13.48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806cm" svg:height="0.962cm" svg:x="15.656cm" svg:y="13.485cm">
          <draw:text-box>
            <text:p><text:span text:style-name="T1">VCS</text:span></text:p>
          </draw:text-box>
        </draw:frame>
        <draw:custom-shape draw:style-name="gr5" draw:text-style-name="P3" xml:id="id14" draw:id="id14" draw:layer="layout" svg:width="3.683cm" svg:height="1.143cm" svg:x="16.499cm" svg:y="14.524cm">
          <text:p text:style-name="P1"><text:span text:style-name="T2">Seguranç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15" draw:id="id15" draw:layer="layout" svg:width="4.826cm" svg:height="1.143cm" svg:x="21.498cm" svg:y="14.524cm">
          <text:p text:style-name="P1"><text:span text:style-name="T2">Controlado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3" draw:id="id3" draw:layer="layout" svg:width="3.456cm" svg:height="1.143cm" svg:x="16.618cm" svg:y="16.883cm">
          <text:p text:style-name="P1"><text:span text:style-name="T2">Atuado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6.618cm" svg:y1="17.454cm" svg:x2="10.325cm" svg:y2="16.344cm" draw:start-shape="id3" draw:start-glue-point="3" draw:end-shape="id9" draw:end-glue-point="1" svg:d="M16618 17454h-3159v-1110h-3134" svg:viewBox="0 0 6294 1111">
          <text:p/>
        </draw:connector>
        <draw:custom-shape draw:style-name="gr8" draw:text-style-name="P4" xml:id="id13" draw:id="id13" draw:layer="layout" svg:width="4.689cm" svg:height="1.778cm" svg:x="19.288cm" svg:y="9.714cm">
          <text:p text:style-name="P1"><text:span text:style-name="T3">Controlador</text:span></text:p>
          <text:p text:style-name="P1"><text:span text:style-name="T3">Mes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10" draw:id="id10" draw:layer="layout" svg:width="1.651cm" svg:height="1.143cm" svg:x="2.862cm" svg:y="12.368cm">
          <text:p text:style-name="P1"><text:span text:style-name="T2">G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4.513cm" svg:y1="12.939cm" svg:x2="8.411cm" svg:y2="12.43cm" draw:start-shape="id10" draw:start-glue-point="1" draw:end-shape="id6" draw:end-glue-point="2" svg:d="M4513 12939h1011v16h2887v-525" svg:viewBox="0 0 3899 526">
          <text:p/>
        </draw:connector>
        <draw:connector draw:style-name="gr6" draw:text-style-name="P1" draw:layer="layout" draw:line-skew="0cm 1.396cm" svg:x1="9.33cm" svg:y1="12.43cm" svg:x2="15.74cm" svg:y2="8.507cm" draw:start-shape="id6" draw:start-glue-point="4" draw:end-shape="id11" draw:end-glue-point="3" svg:d="M9330 12430v525h5078v-4448h1332" svg:viewBox="0 0 6411 4449">
          <text:p/>
        </draw:connector>
        <draw:connector draw:style-name="gr6" draw:text-style-name="P1" draw:layer="layout" draw:line-skew="-0.965cm" svg:x1="24.672cm" svg:y1="5.361cm" svg:x2="24.685cm" svg:y2="7.936cm" draw:start-shape="id2" draw:start-glue-point="2" draw:end-shape="id12" draw:end-glue-point="0" svg:d="M24672 5361v322h13v2253" svg:viewBox="0 0 14 2576">
          <text:p/>
        </draw:connector>
        <draw:connector draw:style-name="gr6" draw:text-style-name="P1" draw:layer="layout" svg:x1="18.343cm" svg:y1="9.079cm" svg:x2="19.288cm" svg:y2="10.603cm" draw:start-shape="id11" draw:start-glue-point="2" draw:end-shape="id13" draw:end-glue-point="3" svg:d="M18343 9079v1524h945" svg:viewBox="0 0 946 1525">
          <text:p/>
        </draw:connector>
        <draw:connector draw:style-name="gr9" draw:text-style-name="P1" draw:layer="layout" draw:line-skew="-0.213cm" svg:x1="21.632cm" svg:y1="11.492cm" svg:x2="18.34cm" svg:y2="14.524cm" draw:start-shape="id13" draw:start-glue-point="2" draw:end-shape="id14" svg:d="M21632 11492v1303h-3292v1729" svg:viewBox="0 0 3293 3033">
          <text:p/>
        </draw:connector>
        <draw:connector draw:style-name="gr6" draw:text-style-name="P1" draw:layer="layout" svg:x1="21.498cm" svg:y1="15.095cm" svg:x2="20.182cm" svg:y2="15.095cm" draw:start-shape="id15" draw:start-glue-point="3" draw:end-shape="id14" draw:end-glue-point="1" svg:d="M21498 15095h-1316" svg:viewBox="0 0 1317 1">
          <text:p/>
        </draw:connector>
        <draw:connector draw:style-name="gr6" draw:text-style-name="P1" draw:layer="layout" svg:x1="18.34cm" svg:y1="15.667cm" svg:x2="18.346cm" svg:y2="16.883cm" draw:start-shape="id14" draw:start-glue-point="2" draw:end-shape="id3" draw:end-glue-point="0" svg:d="M18340 15667v607h6v609" svg:viewBox="0 0 7 1217">
          <text:p/>
        </draw:connector>
        <draw:custom-shape draw:style-name="gr5" draw:text-style-name="P3" xml:id="id4" draw:id="id4" draw:layer="layout" svg:width="3.644cm" svg:height="1.143cm" svg:x="22.118cm" svg:y="16.883cm">
          <text:p text:style-name="P1"><text:span text:style-name="T2">Senso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23.94cm" svg:y1="16.883cm" svg:x2="23.911cm" svg:y2="15.667cm" draw:start-shape="id4" draw:start-glue-point="0" draw:end-shape="id15" svg:d="M23940 16883v-609h-29v-607" svg:viewBox="0 0 30 1217">
          <text:p/>
        </draw:connector>
        <draw:connector draw:style-name="gr6" draw:text-style-name="P1" draw:layer="layout" svg:x1="24.685cm" svg:y1="9.079cm" svg:x2="23.977cm" svg:y2="10.603cm" draw:start-shape="id12" draw:start-glue-point="2" draw:end-shape="id13" svg:d="M24685 9079v1524h-708" svg:viewBox="0 0 709 1525">
          <text:p/>
        </draw:connector>
        <draw:custom-shape draw:style-name="gr10" draw:text-style-name="P5" xml:id="id16" draw:id="id16" draw:layer="layout" svg:width="3.937cm" svg:height="3.429cm" svg:x="7.988cm" svg:y="2.397cm">
          <text:p text:style-name="P1"><text:span text:style-name="T4">Supervisor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1.925cm" svg:y1="2.859cm" svg:x2="14.211cm" svg:y2="2.859cm">
          <text:p text:style-name="P1">OCS</text:p>
          <text:p text:style-name="P1"/>
        </draw:line>
        <draw:line draw:style-name="gr11" draw:text-style-name="P1" draw:layer="layout" svg:x1="11.925cm" svg:y1="3.748cm" svg:x2="14.211cm" svg:y2="3.748cm">
          <text:p text:style-name="P1">VGS</text:p>
          <text:p text:style-name="P1"/>
        </draw:line>
        <draw:line draw:style-name="gr11" draw:text-style-name="P1" draw:layer="layout" svg:x1="11.925cm" svg:y1="4.637cm" svg:x2="14.211cm" svg:y2="4.637cm">
          <text:p text:style-name="P1">VCS</text:p>
          <text:p text:style-name="P1"/>
        </draw:line>
        <draw:line draw:style-name="gr11" draw:text-style-name="P1" draw:layer="layout" svg:x1="11.925cm" svg:y1="5.499cm" svg:x2="14.211cm" svg:y2="5.499cm">
          <text:p text:style-name="P1">VPS</text:p>
          <text:p text:style-name="P1"/>
        </draw:line>
        <draw:custom-shape draw:style-name="gr3" draw:text-style-name="P1" draw:layer="layout" svg:width="12.954cm" svg:height="4.445cm" svg:x="1.889cm" svg:y="1.93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56cm" svg:height="0.962cm" svg:x="1.889cm" svg:y="1.943cm">
          <draw:text-box>
            <text:p><text:span text:style-name="T1">ICS</text:span></text:p>
          </draw:text-box>
        </draw:frame>
        <draw:custom-shape draw:style-name="gr5" draw:text-style-name="P3" xml:id="id17" draw:id="id17" draw:layer="layout" svg:width="3.429cm" svg:height="1.143cm" svg:x="3.159cm" svg:y="3.667cm">
          <text:p text:style-name="P1"><text:span text:style-name="T2">Watchd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svg:x1="7.988cm" svg:y1="4.111cm" svg:x2="4.873cm" svg:y2="4.81cm" draw:start-shape="id16" draw:start-glue-point="3" draw:end-shape="id17" draw:end-glue-point="2" svg:d="M7988 4111h-701v1224h-2414v-525" svg:viewBox="0 0 3116 12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1T14:02:04.508271468</meta:creation-date>
    <meta:generator>LibreOffice/4.2.8.2$Linux_X86_64 LibreOffice_project/420m0$Build-2</meta:generator>
    <dc:date>2015-05-26T14:27:39.059787736</dc:date>
    <meta:editing-duration>PT1H41M56S</meta:editing-duration>
    <meta:editing-cycles>5</meta:editing-cycles>
    <meta:document-statistic meta:object-count="48"/>
  </office:meta>
</office:document-meta>
</file>